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953cm" svg:height="2.54cm" svg:x="1.57cm" svg:y="1.289cm">
          <text:p text:style-name="P1"><text:span text:style-name="T1">Design</text:span></text:p>
          <text:p text:style-name="P1"><text:span text:style-name="T1">Specif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4.953cm" svg:height="2.54cm" svg:x="8.079cm" svg:y="1.316cm">
          <text:p text:style-name="P1"><text:span text:style-name="T1">RTL</text:span></text:p>
          <text:p text:style-name="P1"><text:span text:style-name="T1">Descrip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" draw:id="id1" draw:layer="layout" svg:width="4.953cm" svg:height="2.54cm" svg:x="1.57cm" svg:y="5.415cm">
          <text:p text:style-name="P1"><text:span text:style-name="T1">Netli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4.953cm" svg:height="2.54cm" svg:x="8.079cm" svg:y="5.415cm">
          <text:p text:style-name="P1"><text:span text:style-name="T1">Optimized</text:span></text:p>
          <text:p text:style-name="P1"><text:span text:style-name="T1">Netli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4.953cm" svg:height="2.54cm" svg:x="1.57cm" svg:y="9.322cm">
          <text:p text:style-name="P1"><text:span text:style-name="T1">Physical</text:span></text:p>
          <text:p text:style-name="P1"><text:span text:style-name="T1">Netli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4.953cm" svg:height="2.54cm" svg:x="8.079cm" svg:y="9.322cm">
          <text:p text:style-name="P1"><text:span text:style-name="T1">Integrated</text:span></text:p>
          <text:p text:style-name="P1"><text:span text:style-name="T1">Circu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6.523cm" svg:y1="6.685cm" svg:x2="8.079cm" svg:y2="6.685cm" draw:start-shape="id1" draw:start-glue-point="7" draw:end-shape="id2" draw:end-glue-point="5" svg:d="m6523 6685h1556" svg:viewBox="0 0 1557 1">
          <text:p/>
        </draw:connector>
        <draw:connector draw:style-name="gr2" draw:text-style-name="P2" draw:layer="layout" svg:x1="6.523cm" svg:y1="2.559cm" svg:x2="8.079cm" svg:y2="2.586cm" draw:start-shape="id3" draw:start-glue-point="7" draw:end-shape="id4" svg:d="m6523 2559h778v27h778" svg:viewBox="0 0 1557 28">
          <text:p/>
        </draw:connector>
        <draw:connector draw:style-name="gr2" draw:text-style-name="P2" draw:layer="layout" svg:x1="10.556cm" svg:y1="3.856cm" svg:x2="4.047cm" svg:y2="5.415cm" draw:start-shape="id4" draw:start-glue-point="6" draw:end-shape="id1" draw:end-glue-point="4" svg:d="m10556 3856v780h-6509v779" svg:viewBox="0 0 6510 1560">
          <text:p/>
        </draw:connector>
        <draw:connector draw:style-name="gr2" draw:text-style-name="P2" draw:layer="layout" svg:x1="6.523cm" svg:y1="10.592cm" svg:x2="8.079cm" svg:y2="10.592cm" draw:start-shape="id5" draw:start-glue-point="7" draw:end-shape="id6" svg:d="m6523 10592h1556" svg:viewBox="0 0 1557 1">
          <text:p/>
        </draw:connector>
        <draw:connector draw:style-name="gr2" draw:text-style-name="P2" draw:layer="layout" svg:x1="10.556cm" svg:y1="7.955cm" svg:x2="4.047cm" svg:y2="9.322cm" draw:start-shape="id2" draw:start-glue-point="6" draw:end-shape="id5" draw:end-glue-point="4" svg:d="m10556 7955v684h-6509v683" svg:viewBox="0 0 6510 1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Pruss</meta:initial-creator>
    <meta:creation-date>2013-11-13T17:45:30</meta:creation-date>
    <dc:date>2013-11-13T17:52:46</dc:date>
    <dc:creator>Tim Pruss</dc:creator>
    <meta:editing-duration>P0D</meta:editing-duration>
    <meta:editing-cycles>1</meta:editing-cycles>
    <meta:document-statistic meta:object-count="11"/>
    <meta:generator>LibreOffice/3.5$Linux_x86 LibreOffice_project/350m1$Build-2</meta:generator>
  </office:meta>
</office:document-meta>
</file>